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LiberationMonoRegular, 'Courier New', monospace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7e2" officeooo:paragraph-rsid="001147e2"/>
    </style:style>
    <style:style style:name="P2" style:family="paragraph" style:parent-style-name="Standard">
      <style:text-properties fo:font-weight="bold" officeooo:rsid="00121620" officeooo:paragraph-rsid="00121620" style:font-weight-asian="bold" style:font-weight-complex="bold"/>
    </style:style>
    <style:style style:name="P3" style:family="paragraph" style:parent-style-name="Standard">
      <style:text-properties fo:font-weight="bold" officeooo:rsid="00121620" officeooo:paragraph-rsid="001147e2" style:font-weight-asian="bold" style:font-weight-complex="bold"/>
    </style:style>
    <style:style style:name="P4" style:family="paragraph" style:parent-style-name="Standard">
      <style:text-properties fo:font-weight="bold" officeooo:rsid="00147eb2" officeooo:paragraph-rsid="00147eb2" style:font-weight-asian="bold" style:font-weight-complex="bold"/>
    </style:style>
    <style:style style:name="P5" style:family="paragraph" style:parent-style-name="Standard">
      <style:text-properties fo:font-weight="normal" officeooo:rsid="00121620" officeooo:paragraph-rsid="00121620" style:font-weight-asian="normal" style:font-weight-complex="normal"/>
    </style:style>
    <style:style style:name="P6" style:family="paragraph" style:parent-style-name="Standard">
      <style:text-properties fo:font-weight="normal" officeooo:rsid="001410bf" officeooo:paragraph-rsid="00121620" style:font-weight-asian="normal" style:font-weight-complex="normal"/>
    </style:style>
    <style:style style:name="P7" style:family="paragraph" style:parent-style-name="Standard">
      <style:text-properties fo:font-weight="normal" officeooo:rsid="00147eb2" officeooo:paragraph-rsid="00147eb2" style:font-weight-asian="normal" style:font-weight-complex="normal"/>
    </style:style>
    <style:style style:name="P8" style:family="paragraph" style:parent-style-name="Standard">
      <style:text-properties fo:font-variant="normal" fo:text-transform="none" fo:color="#fecf84" style:font-name="inherit" fo:font-size="10.5pt" fo:letter-spacing="normal" fo:font-style="normal" fo:font-weight="bold" officeooo:rsid="00196447" officeooo:paragraph-rsid="0014aa01" loext:padding="0in" loext:border="none"/>
    </style:style>
    <style:style style:name="P9" style:family="paragraph" style:parent-style-name="Text_20_body">
      <style:text-properties fo:font-weight="normal" officeooo:rsid="00196447" officeooo:paragraph-rsid="0014aa01" style:font-weight-asian="normal" style:font-weight-complex="normal"/>
    </style:style>
    <style:style style:name="P10" style:family="paragraph" style:parent-style-name="Text_20_body">
      <style:text-properties officeooo:rsid="00196447" officeooo:paragraph-rsid="0014aa01"/>
    </style:style>
    <style:style style:name="P11" style:family="paragraph" style:parent-style-name="Text_20_body">
      <style:text-properties officeooo:paragraph-rsid="0014aa01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fecf84" style:font-name="inherit" fo:font-size="10.5pt" fo:letter-spacing="normal" fo:font-style="normal" fo:font-weight="bold" officeooo:paragraph-rsid="0014aa01" loext:padding="0in" loext:border="none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ffffff" style:font-name="Liberation Mono1" fo:font-size="10.5pt" fo:letter-spacing="normal" fo:font-style="normal" fo:font-weight="bold" officeooo:paragraph-rsid="0014aa01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a71d5d" style:font-name="SFMono-Regular" fo:font-size="9.75pt" fo:letter-spacing="normal" fo:font-style="normal" fo:font-weight="normal" officeooo:paragraph-rsid="0014aa01"/>
    </style:style>
    <style:style style:name="P15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 officeooo:paragraph-rsid="0014aa01"/>
    </style:style>
    <style:style style:name="P16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a71d5d" style:font-name="SFMono-Regular" fo:font-size="9.75pt" fo:letter-spacing="normal" fo:font-style="normal" fo:font-weight="normal" officeooo:paragraph-rsid="0014aa01"/>
    </style:style>
    <style:style style:name="P17" style:family="paragraph" style:parent-style-name="Standard">
      <style:text-properties fo:font-weight="normal" officeooo:rsid="00147eb2" officeooo:paragraph-rsid="00147eb2" style:font-weight-asian="normal" style:font-weight-complex="normal"/>
    </style:style>
    <style:style style:name="T1" style:family="text">
      <style:text-properties officeooo:rsid="0012162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10bf" style:font-weight-asian="normal" style:font-weight-complex="normal"/>
    </style:style>
    <style:style style:name="T4" style:family="text">
      <style:text-properties fo:color="#0086b3" style:font-name="SFMono-Regular" fo:font-size="9.75pt" fo:font-style="normal" fo:font-weight="normal"/>
    </style:style>
    <style:style style:name="T5" style:family="text">
      <style:text-properties style:font-name="SFMono-Regular" fo:font-size="9.75pt" fo:font-style="normal" fo:font-weight="normal"/>
    </style:style>
    <style:style style:name="T6" style:family="text">
      <style:text-properties fo:color="#a71d5d" style:font-name="SFMono-Regular" fo:font-size="9.75pt" fo:font-style="normal" fo:font-weight="normal"/>
    </style:style>
    <style:style style:name="T7" style:family="text">
      <style:text-properties fo:color="#fecf84" style:font-name="inherit"/>
    </style:style>
    <style:style style:name="T8" style:family="text">
      <style:text-properties fo:color="#82adc9"/>
    </style:style>
    <style:style style:name="T9" style:family="text">
      <style:text-properties officeooo:rsid="00196447"/>
    </style:style>
    <style:style style:name="T10" style:family="text">
      <style:text-properties fo:color="#b2cb79" style:font-name="inherit"/>
    </style:style>
    <style:style style:name="T11" style:family="text">
      <style:text-properties officeooo:rsid="00156e31"/>
    </style:style>
    <style:style style:name="Sect1" style:family="section">
      <style:section-properties fo:background-color="#343434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2d2d2d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definition language- describes structure of tables, build tables</text:p>
      <text:p text:style-name="P1">create a table, drop aka delete a table</text:p>
      <text:p text:style-name="P1"/>
      <text:p text:style-name="P1">data manipulation language- add, edit, delete data, SELECT, INSERT, UPDATE</text:p>
      <text:p text:style-name="P1"/>
      <text:p text:style-name="P1">CREATE TABLE plays(</text:p>
      <text:p text:style-name="P1"><text:tab/>id INTEGER PRIMARY KEY,</text:p>
      <text:p text:style-name="P1"><text:tab/>title TEXT NOT NULL(any time we add to the table, we neeeed to add this parameter, not optional),</text:p>
      <text:p text:style-name="P1"><text:tab/>year INTEGER,</text:p>
      <text:p text:style-name="P1"><text:tab/>playwright_id INTEGER</text:p>
      <text:p text:style-name="P1"/>
      <text:p text:style-name="P1"><text:tab/>FOREIGN KEY(playwright_id) REFERENCES playwrights(id)</text:p>
      <text:p text:style-name="P1">);</text:p>
      <text:p text:style-name="P1"/>
      <text:p text:style-name="P1">CREATE TABLE playwrights (</text:p>
      <text:p text:style-name="P1"><text:tab/>id INTEGER PRIMARY KEY,</text:p>
      <text:p text:style-name="P1"><text:tab/>name TEXT NOT NULL,</text:p>
      <text:p text:style-name="P1"><text:tab/>birth_year INTEGER</text:p>
      <text:p text:style-name="P1">);</text:p>
      <text:p text:style-name="P1"/>
      <text:p text:style-name="P1">*because of the foreign key we cant create table plays until playwrights is already a table</text:p>
      <text:p text:style-name="P1"/>
      <text:p text:style-name="P1">INSERT INTO</text:p>
      <text:p text:style-name="P1"><text:tab/>playwrights (name, birth_year)</text:p>
      <text:p text:style-name="P1">VALUES</text:p>
      <text:p text:style-name="P1"><text:tab/>(‘arthur miller’, 1915),</text:p>
      <text:p text:style-name="P1"><text:tab/>(‘eugene O’’Neill’) ; *in sql, two single quotes means one single quote in quotations</text:p>
      <text:p text:style-name="P1"/>
      <text:p text:style-name="P1">INSERT INTO</text:p>
      <text:p text:style-name="P1"><text:tab/>plays (title, year, playwright, id)</text:p>
      <text:p text:style-name="P1">VALUES</text:p>
      <text:p text:style-name="P1"><text:tab/>(‘all my sons’, 1947, <text:span text:style-name="T1">(SELECT id FROM playwrights WHERE name = ‘arthur miller’)); *getting a id from something not already created since it is required</text:span></text:p>
      <text:p text:style-name="P1"/>
      <text:p text:style-name="P3">in terminal</text:p>
      <text:p text:style-name="P5">creating the file - cat import_db.sql |sqlite3 plays.db</text:p>
      <text:p text:style-name="P5">sqlite3 plays.db -opens the file/command line shell</text:p>
      <text:p text:style-name="P5">.tables – shows tables</text:p>
      <text:p text:style-name="P5">.schema – representation of the structure of the database</text:p>
      <text:p text:style-name="P5">SELECT <text:s/>* FROM plays; - shows the data table</text:p>
      <text:p text:style-name="P5">SELECT year FROM plays WHERE title = ‘all my sons’;</text:p>
      <text:p text:style-name="P5">INSERT INTO playwrights (name, birth_year) VALUES (‘Tennessee Williams’, 1911);</text:p>
      <text:p text:style-name="P5"><text:tab/>-add something into database</text:p>
      <text:p text:style-name="P5"/>
      <text:p text:style-name="P2">download sqlite3 gem</text:p>
      <text:p text:style-name="P4">in pry</text:p>
      <text:p text:style-name="P5">in terminal - require ‘sqlite3’</text:p>
      <text:p text:style-name="P5">plays_db = <text:tab/><text:tab/><text:tab/>SQLite3::Database.new(‘./plays.db’)</text:p>
      <text:p text:style-name="P6"><text:soft-page-break/>plays_db is an instance <text:tab/>SQLite3 datagem accesses the plays.rb file kinda like Class.new</text:p>
      <text:p text:style-name="P4"><text:span text:style-name="T2">from pry </text:span><text:span text:style-name="T3">p</text:span><text:span text:style-name="T2">lays_db.execute(‘SELECT * FROM plays’) to access data from plays_db file</text:span></text:p>
      <text:p text:style-name="P7">plays_db.execute(‘INSERT INTO plays (title, year….) VALUES(‘The glass...’, year, 1944, playwright_id)’)</text:p>
      <text:p text:style-name="P7"/>
      <text:p text:style-name="P7">.<text:span text:style-name="T11">header on *prints out the headers</text:span></text:p>
      <text:p text:style-name="P7">.<text:span text:style-name="T11">table</text:span></text:p>
      <text:p text:style-name="P7"/>
      <text:p text:style-name="P14">SELECT</text:p>
      <text:p text:style-name="P15"><text:s text:c="2"/><text:span text:style-name="T4">team_member</text:span><text:span text:style-name="T5">.</text:span><text:span text:style-name="T4">first_name</text:span><text:span text:style-name="T5">, </text:span><text:span text:style-name="T4">team_member</text:span><text:span text:style-name="T5">.</text:span><text:span text:style-name="T4">last_name</text:span><text:span text:style-name="T5">,</text:span></text:p>
      <text:p text:style-name="P15"><text:s text:c="3"/><text:span text:style-name="T4">manager</text:span><text:span text:style-name="T5">.</text:span><text:span text:style-name="T4">first_name</text:span><text:span text:style-name="T5">, </text:span><text:span text:style-name="T4">manager</text:span><text:span text:style-name="T5">.</text:span><text:span text:style-name="T4">last_name</text:span></text:p>
      <text:p text:style-name="P16">FROM</text:p>
      <text:p text:style-name="P15"><text:s text:c="2"/><text:span text:style-name="T5">employee </text:span><text:span text:style-name="T6">AS</text:span><text:span text:style-name="T5"> team_member</text:span></text:p>
      <text:p text:style-name="P16">JOIN</text:p>
      <text:p text:style-name="P15"><text:s text:c="2"/><text:span text:style-name="T5">employee </text:span><text:span text:style-name="T6">AS</text:span><text:span text:style-name="T5"> manager </text:span><text:span text:style-name="T6">ON</text:span><text:span text:style-name="T5"> </text:span><text:span text:style-name="T4">manager</text:span><text:span text:style-name="T5">.</text:span><text:span text:style-name="T4">id</text:span><text:span text:style-name="T5"> </text:span><text:span text:style-name="T6">=</text:span><text:span text:style-name="T5"> </text:span><text:span text:style-name="T4">team_member</text:span><text:span text:style-name="T5">.</text:span><text:span text:style-name="T4">manager_id</text:span></text:p>
      <text:p text:style-name="P11"/>
      <text:p text:style-name="P12">SELECT</text:p>
      <text:section text:style-name="Sect1" text:name="crayon-58ed38c6e7e0a151473544-2">
        <text:p text:style-name="P13"><text:span text:style-name="T7">COALESCE</text:span><text:span text:style-name="T8"> </text:span>(excerpt,<text:span text:style-name="T8"> </text:span><text:span text:style-name="T7">LEFT</text:span>(<text:span text:style-name="T7">CONTENT</text:span>,<text:span text:style-name="T8"> </text:span>150))</text:p>
      </text:section>
      <text:section text:style-name="Sect2" text:name="crayon-58ed38c6e7e0a151473544-3">
        <text:p text:style-name="P12">FROM</text:p>
      </text:section>
      <text:section text:style-name="Sect1" text:name="crayon-58ed38c6e7e0a151473544-4">
        <text:p text:style-name="P13">posts;</text:p>
      </text:section>
      <text:p text:style-name="P11"/>
      <text:p text:style-name="P11"><text:span text:style-name="T9">Skips the excerpt if null and goes into the left content for 150 chars</text:span><text:line-break/></text:p>
      <text:p text:style-name="P13"><text:span text:style-name="T7">INSERT</text:span><text:span text:style-name="T8"> </text:span><text:span text:style-name="T7">INTO</text:span><text:span text:style-name="T8"> </text:span>items<text:span text:style-name="T8"> </text:span>(product,<text:span text:style-name="T8"> </text:span>price,<text:span text:style-name="T8"> </text:span>discount)</text:p>
      <text:section text:style-name="Sect1" text:name="crayon-58ed38c6e7e17214845647-2">
        <text:p text:style-name="P12">VALUES</text:p>
      </text:section>
      <text:section text:style-name="Sect2" text:name="crayon-58ed38c6e7e17214845647-3">
        <text:p text:style-name="P13">(<text:span text:style-name="T10">'A'</text:span>,<text:span text:style-name="T8"> </text:span>1000<text:span text:style-name="T8"> </text:span>,10),</text:p>
      </text:section>
      <text:section text:style-name="Sect1" text:name="crayon-58ed38c6e7e17214845647-4">
        <text:p text:style-name="P13">(<text:span text:style-name="T10">'B'</text:span>,<text:span text:style-name="T8"> </text:span>1500<text:span text:style-name="T8"> </text:span>,20),</text:p>
      </text:section>
      <text:section text:style-name="Sect2" text:name="crayon-58ed38c6e7e17214845647-5">
        <text:p text:style-name="P13">(<text:span text:style-name="T10">'C'</text:span>,<text:span text:style-name="T8"> </text:span>800<text:span text:style-name="T8"> </text:span>,5),</text:p>
      </text:section>
      <text:section text:style-name="Sect1" text:name="crayon-58ed38c6e7e17214845647-6">
        <text:p text:style-name="P13">(<text:span text:style-name="T10">'D'</text:span>,<text:span text:style-name="T8"> </text:span>500,<text:span text:style-name="T8"> </text:span><text:span text:style-name="T7">NULL</text:span>);</text:p>
      </text:section>
      <text:p text:style-name="P12">SELECT</text:p>
      <text:section text:style-name="Sect1" text:name="crayon-58ed38c6e7e23548036175-2">
        <text:p text:style-name="P13">product,</text:p>
      </text:section>
      <text:section text:style-name="Sect2" text:name="crayon-58ed38c6e7e23548036175-3">
        <text:p text:style-name="P13">(price<text:span text:style-name="T8"> </text:span>-<text:span text:style-name="T8"> </text:span>discount)<text:span text:style-name="T8"> </text:span><text:span text:style-name="T7">AS</text:span><text:span text:style-name="T8"> </text:span>net_price</text:p>
      </text:section>
      <text:section text:style-name="Sect1" text:name="crayon-58ed38c6e7e23548036175-4">
        <text:p text:style-name="P12">FROM</text:p>
      </text:section>
      <text:section text:style-name="Sect2" text:name="crayon-58ed38c6e7e23548036175-5">
        <text:p text:style-name="P13">items;</text:p>
      </text:section>
      <text:p text:style-name="P10">Product a- 900, b – 1480, c – 795, d -null</text:p>
      <text:p text:style-name="P8">SELECT</text:p>
      <text:section text:style-name="Sect1" text:name="crayon-58ed38c6e7e2b618093234-2">
        <text:p text:style-name="P13">product,</text:p>
      </text:section>
      <text:section text:style-name="Sect2" text:name="crayon-58ed38c6e7e2b618093234-3">
        <text:p text:style-name="P13">(price<text:span text:style-name="T8"> </text:span>-<text:span text:style-name="T8"> </text:span><text:span text:style-name="T7">COALESCE</text:span>(discount,0))<text:span text:style-name="T8"> </text:span><text:span text:style-name="T7">AS</text:span><text:span text:style-name="T8"> </text:span>net_price</text:p>
      </text:section>
      <text:section text:style-name="Sect1" text:name="crayon-58ed38c6e7e2b618093234-4">
        <text:p text:style-name="P12">FROM</text:p>
      </text:section>
      <text:section text:style-name="Sect2" text:name="crayon-58ed38c6e7e2b618093234-5">
        <text:p text:style-name="P13">items;</text:p>
      </text:section>
      <text:p text:style-name="P9">Is kewl. Skips the price – null and returns price -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LiberationMonoRegular, 'Courier New', monospace"/>
    <style:font-face style:name="SFMono-Regular" svg:font-family="SFMono-Regular, Consolas, 'Liberation Mono', Menlo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1:19:28.081933204</meta:creation-date>
    <dc:date>2017-04-11T19:26:50.521137476</dc:date>
    <meta:editing-duration>PT8M2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358" meta:character-count="2421" meta:non-whitespace-character-count="2102"/>
  </office:meta>
</office:document-meta>
</file>